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lear Sans Light" svg:font-family="'Clear Sans Light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style:font-name="Clear Sans Light"/>
    </style:style>
    <style:style style:name="P2" style:family="paragraph" style:parent-style-name="Standard">
      <style:paragraph-properties fo:text-align="center" style:justify-single-word="false"/>
      <style:text-properties style:font-name="Clear Sans Light" fo:font-size="15pt" fo:font-weight="bold" officeooo:rsid="0005f46a" officeooo:paragraph-rsid="0005f46a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lear Sans Light" fo:font-weight="bold" officeooo:rsid="0005f46a" officeooo:paragraph-rsid="0005f46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lear Sans Light" fo:font-weight="normal" officeooo:rsid="0005f46a" officeooo:paragraph-rsid="0005f46a" style:font-weight-asian="normal" style:font-weight-complex="normal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>
      <style:paragraph-properties fo:text-align="start" style:justify-single-word="false"/>
      <style:text-properties style:font-name="Clear Sans Light" fo:font-weight="normal" officeooo:rsid="0005f46a" officeooo:paragraph-rsid="0005f46a" style:font-weight-asian="normal" style:font-weight-complex="normal"/>
    </style:style>
    <style:style style:name="P8" style:family="paragraph" style:parent-style-name="Text_20_body">
      <style:text-properties style:font-name="Clear Sans Light"/>
    </style:style>
    <style:style style:name="P9" style:family="paragraph" style:parent-style-name="Text_20_body" style:list-style-name="L1">
      <style:text-properties style:font-name="Clear Sans Light"/>
    </style:style>
    <style:style style:name="T1" style:family="text">
      <style:text-properties fo:font-weight="bold"/>
    </style:style>
    <style:style style:name="T2" style:family="text">
      <style:text-properties style:font-name="Clear Sans Light"/>
    </style:style>
    <style:style style:name="T3" style:family="text">
      <style:text-properties style:font-name="Clear Sans Light"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ummary Document of Prefix and Postfix ++/--</text:p>
      <text:p text:style-name="P3"/>
      <text:p text:style-name="P3"/>
      <text:p text:style-name="P7">Increment and decrement operators in programming are used to increase or decrease the value of a variable by one. These operators can be used in two ways: <text:span text:style-name="T1">prefix</text:span> and <text:span text:style-name="T1">postfix</text:span>.</text:p>
      <text:h text:style-name="P1" text:outline-level="3">Prefix vs. Postfix</text:h>
      <text:p text:style-name="P8">The main difference between prefix and postfix operators lies in when the variable's value is modified.</text:p>
      <text:list text:style-name="L1">
        <text:list-item>
          <text:p text:style-name="P9"><text:span text:style-name="T1">Prefix Operators:</text:span> The variable's value is changed <text:span text:style-name="T1">before</text:span> the expression is evaluated.</text:p>
          <text:list>
            <text:list-item>
              <text:p text:style-name="P5"><text:span text:style-name="T3">Prefix Increment (</text:span><text:span text:style-name="Source_20_Text"><text:span text:style-name="T3">++variable</text:span></text:span><text:span text:style-name="T3">):</text:span><text:span text:style-name="T2"> Increases the variable by one, and then the new value is used in the expression.</text:span></text:p>
            </text:list-item>
            <text:list-item>
              <text:p text:style-name="P5"><text:span text:style-name="T3">Prefix Decrement (</text:span><text:span text:style-name="Source_20_Text"><text:span text:style-name="T3">--variable</text:span></text:span><text:span text:style-name="T3">):</text:span><text:span text:style-name="T2"> Decreases the variable by one, and then the new value is used in the expression.</text:span></text:p>
            </text:list-item>
          </text:list>
        </text:list-item>
        <text:list-item>
          <text:p text:style-name="P9"><text:span text:style-name="T1">Postfix Operators:</text:span> The variable's value is changed <text:span text:style-name="T1">after</text:span> the expression is evaluated.</text:p>
          <text:list>
            <text:list-item>
              <text:p text:style-name="P5"><text:span text:style-name="T3">Postfix Increment (</text:span><text:span text:style-name="Source_20_Text"><text:span text:style-name="T3">variable++</text:span></text:span><text:span text:style-name="T3">):</text:span><text:span text:style-name="T2"> The variable's original value is used in the expression, and then the variable is increased by one.</text:span></text:p>
            </text:list-item>
            <text:list-item>
              <text:p text:style-name="P5"><text:span text:style-name="T3">Postfix Decrement (</text:span><text:span text:style-name="Source_20_Text"><text:span text:style-name="T3">variable--</text:span></text:span><text:span text:style-name="T3">):</text:span><text:span text:style-name="T2"> The variable's original value is used in the expression, and then the variable is decreased by one.</text:span></text:p>
            </text:list-item>
          </text:list>
        </text:list-item>
      </text:list>
      <text:p text:style-name="Text_20_body"><text:span text:style-name="T2">For example, if you have </text:span><text:span text:style-name="Source_20_Text"><text:span text:style-name="T2">int n = 10;</text:span></text:span><text:span text:style-name="T2">, </text:span><text:span text:style-name="Source_20_Text"><text:span text:style-name="T2">cout &lt;&lt; n++;</text:span></text:span><text:span text:style-name="T2"> will print </text:span><text:span text:style-name="Source_20_Text"><text:span text:style-name="T2">10</text:span></text:span><text:span text:style-name="T2"> and then </text:span><text:span text:style-name="Source_20_Text"><text:span text:style-name="T2">n</text:span></text:span><text:span text:style-name="T2"> will become </text:span><text:span text:style-name="Source_20_Text"><text:span text:style-name="T2">11</text:span></text:span><text:span text:style-name="T2">. In contrast, </text:span><text:span text:style-name="Source_20_Text"><text:span text:style-name="T2">cout &lt;&lt; ++n;</text:span></text:span><text:span text:style-name="T2"> will first change </text:span><text:span text:style-name="Source_20_Text"><text:span text:style-name="T2">n</text:span></text:span><text:span text:style-name="T2"> to </text:span><text:span text:style-name="Source_20_Text"><text:span text:style-name="T2">11</text:span></text:span><text:span text:style-name="T2"> and then print </text:span><text:span text:style-name="Source_20_Text"><text:span text:style-name="T2">11</text:span></text:span><text:span text:style-name="T2">.</text:span></text:p>
      <text:p text:style-name="Text_20_body"><text:span text:style-name="T2"/></text:p>
      <text:p text:style-name="Text_20_body"><text:span text:style-name="T2"/></text:p>
      <text:h text:style-name="P1" text:outline-level="3">Operator Usage and Expressions</text:h>
      <text:p text:style-name="Text_20_body"><text:span text:style-name="T2">When used alone, </text:span><text:span text:style-name="Source_20_Text"><text:span text:style-name="T2">m++</text:span></text:span><text:span text:style-name="T2">, </text:span><text:span text:style-name="Source_20_Text"><text:span text:style-name="T2">++m</text:span></text:span><text:span text:style-name="T2">, </text:span><text:span text:style-name="Source_20_Text"><text:span text:style-name="T2">m = m + 1</text:span></text:span><text:span text:style-name="T2">, and </text:span><text:span text:style-name="Source_20_Text"><text:span text:style-name="T2">m += 1</text:span></text:span><text:span text:style-name="T2"> are functionally the same, all incrementing the value of </text:span><text:span text:style-name="Source_20_Text"><text:span text:style-name="T2">m</text:span></text:span><text:span text:style-name="T2"> by one. However, their behavior differs when they are part of a larger expression. For instance, in </text:span><text:span text:style-name="Source_20_Text"><text:span text:style-name="T2">int y = x++ + 5;</text:span></text:span><text:span text:style-name="T2">, the original value of </text:span><text:span text:style-name="Source_20_Text"><text:span text:style-name="T2">x</text:span></text:span><text:span text:style-name="T2"> is used to calculate </text:span><text:span text:style-name="Source_20_Text"><text:span text:style-name="T2">y</text:span></text:span><text:span text:style-name="T2"> before </text:span><text:span text:style-name="Source_20_Text"><text:span text:style-name="T2">x</text:span></text:span><text:span text:style-name="T2"> is incremented. In </text:span><text:span text:style-name="Source_20_Text"><text:span text:style-name="T2">int y = ++x + 5;</text:span></text:span><text:span text:style-name="T2">, </text:span><text:span text:style-name="Source_20_Text"><text:span text:style-name="T2">x</text:span></text:span><text:span text:style-name="T2"> is first incremented, and then its new value is used to calculate </text:span><text:span text:style-name="Source_20_Text"><text:span text:style-name="T2">y</text:span></text:span><text:span text:style-name="T2">.</text:span></text:p>
      <text:p text:style-name="Text_20_body"><text:span text:style-name="T2"/></text:p>
      <text:p text:style-name="Text_20_body"><text:span text:style-name="T2"/></text:p>
      <text:h text:style-name="P1" text:outline-level="3"><text:soft-page-break/>Common Errors and Debugging</text:h>
      <text:p text:style-name="P8">Certain usages of these operators can lead to compilation errors. Here are some common examples:</text:p>
      <text:list text:style-name="L2">
        <text:list-item>
          <text:p text:style-name="P6"><text:span text:style-name="T3">Incrementing a Temporary Value:</text:span><text:span text:style-name="T2"> Expressions like </text:span><text:span text:style-name="Source_20_Text"><text:span text:style-name="T2">(x++)++</text:span></text:span><text:span text:style-name="T2"> result in an error because the value of </text:span><text:span text:style-name="Source_20_Text"><text:span text:style-name="T2">x++</text:span></text:span><text:span text:style-name="T2"> is a temporary value (rvalue), which cannot be modified.</text:span></text:p>
        </text:list-item>
        <text:list-item>
          <text:p text:style-name="P6"><text:span text:style-name="T3">Double Increment/Decrement:</text:span><text:span text:style-name="T2"> Syntax like </text:span><text:span text:style-name="Source_20_Text"><text:span text:style-name="T2">++++y</text:span></text:span><text:span text:style-name="T2"> is an error because the compiler parses it as </text:span><text:span text:style-name="Source_20_Text"><text:span text:style-name="T2">++(++y)</text:span></text:span><text:span text:style-name="T2">, which attempts to increment the result of another increment.</text:span></text:p>
        </text:list-item>
        <text:list-item>
          <text:p text:style-name="P6"><text:span text:style-name="T3">Invalid Operand:</text:span><text:span text:style-name="T2"> These operators cannot be applied to constant values or expressions. Examples include </text:span><text:span text:style-name="Source_20_Text"><text:span text:style-name="T2">++5</text:span></text:span><text:span text:style-name="T2"> or </text:span><text:span text:style-name="Source_20_Text"><text:span text:style-name="T2">++(r*3)</text:span></text:span><text:span text:style-name="T2"> because you cannot modify a constant literal or the result of an expression.</text:span></text:p>
        </text:list-item>
        <text:list-item>
          <text:p text:style-name="P6"><text:span text:style-name="T3">Ambiguity:</text:span><text:span text:style-name="T2"> Complex expressions can lead to ambiguity that the compiler can't resolve. For instance, </text:span><text:span text:style-name="Source_20_Text"><text:span text:style-name="T2">p+++q</text:span></text:span><text:span text:style-name="T2"> could be interpreted as </text:span><text:span text:style-name="Source_20_Text"><text:span text:style-name="T2">(p++)+q</text:span></text:span><text:span text:style-name="T2"> or </text:span><text:span text:style-name="Source_20_Text"><text:span text:style-name="T2">p+(++q)</text:span></text:span><text:span text:style-name="T2">, causing an error. Similarly, </text:span><text:span text:style-name="Source_20_Text"><text:span text:style-name="T2">++a++++</text:span></text:span><text:span text:style-name="T2"> and </text:span><text:span text:style-name="Source_20_Text"><text:span text:style-name="T2">n+++++n</text:span></text:span><text:span text:style-name="T2"> are syntactically confusing for the compiler.</text:span></text:p>
        </text:list-item>
        <text:list-item>
          <text:p text:style-name="P6"><text:span text:style-name="T3">Constant Variables:</text:span><text:span text:style-name="T2"> You cannot apply increment or decrement operators to a constant variable declared with </text:span><text:span text:style-name="Source_20_Text"><text:span text:style-name="T2">const</text:span></text:span><text:span text:style-name="T2">. For example, </text:span><text:span text:style-name="Source_20_Text"><text:span text:style-name="T2">const int c = 10; c++;</text:span></text:span><text:span text:style-name="T2"> will result in an error.</text:span></text:p>
        </text:list-item>
      </text:list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lear Sans Light" svg:font-family="'Clear Sans Light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6T00:09:10.225391602</meta:creation-date>
    <dc:date>2025-09-16T00:12:54.989653999</dc:date>
    <meta:editing-duration>PT3M45S</meta:editing-duration>
    <meta:editing-cycles>1</meta:editing-cycles>
    <meta:document-statistic meta:table-count="0" meta:image-count="0" meta:object-count="0" meta:page-count="2" meta:paragraph-count="20" meta:word-count="453" meta:character-count="2638" meta:non-whitespace-character-count="2218"/>
    <meta:generator>LibreOffice/24.2.7.2$Linux_X86_64 LibreOffice_project/420$Build-2</meta:generator>
  </office:meta>
</office:document-meta>
</file>